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Use Cases</text:p>
      <text:p text:style-name="Preformatted_20_Text">By: Requirements and Analysis Team 2 (KD Wilson, Chase Bryant, Hao Wu, Ruijie Yuan, Sumit Shrestha)</text:p>
      <text:p text:style-name="Preformatted_20_Text"/>
      <text:p text:style-name="Preformatted_20_Text">Choose Stop:</text:p>
      <text:p text:style-name="Preformatted_20_Text">1) User boots application in phone.</text:p>
      <text:p text:style-name="Preformatted_20_Text">2) System indicates there are two nearby bus stops.</text:p>
      <text:p text:style-name="Preformatted_20_Text">3) System indicates where bus is on route.</text:p>
      <text:p text:style-name="Preformatted_20_Text">4) User chooses optimal stop.</text:p>
      <text:p text:style-name="Preformatted_20_Text">5) User waits at bus stop for bus to arrive.</text:p>
      <text:p text:style-name="Preformatted_20_Text"/>
      <text:p text:style-name="Preformatted_20_Text"/>
      <text:p text:style-name="Preformatted_20_Text">Wait time:</text:p>
      <text:p text:style-name="Preformatted_20_Text">1) User accesses application on phone.</text:p>
      <text:p text:style-name="Preformatted_20_Text">2) User inputs desired destination into application.</text:p>
      <text:p text:style-name="Preformatted_20_Text">3) Application displays optimal route and the amount of riders waiting.</text:p>
      <text:p text:style-name="Preformatted_20_Text">4) Application displays estimate wait time at the bus stop.</text:p>
      <text:p text:style-name="Preformatted_20_Text">5) Application displays estimated arrival time at desired destination.</text:p>
      <text:p text:style-name="Preformatted_20_Text"/>
      <text:p text:style-name="Preformatted_20_Text">Travel Time:</text:p>
      <text:p text:style-name="Preformatted_20_Text">1) User boots application in phone.</text:p>
      <text:p text:style-name="Preformatted_20_Text">2) User enters current location.</text:p>
      <text:p text:style-name="Preformatted_20_Text">3) User enters desired location.</text:p>
      <text:p text:style-name="Preformatted_20_Text">4) Application calculates and displays travel time.</text:p>
      <text:p text:style-name="Preformatted_20_Text">5) User uses the information to decide whether or not to wait for bus.</text:p>
      <text:p text:style-name="Preformatted_20_Text"/>
      <text:p text:style-name="Preformatted_20_Text">Bus Arrival:</text:p>
      <text:p text:style-name="Preformatted_20_Text">1) User boots application in phone.</text:p>
      <text:p text:style-name="Preformatted_20_Text">2) User chooses desired destination.</text:p>
      <text:p text:style-name="Preformatted_20_Text">3) Application displays direction of nearest Bus Stop.</text:p>
      <text:p text:style-name="Preformatted_20_Text">4) Application displays most efficient bus to take.</text:p>
      <text:p text:style-name="Preformatted_20_Text">5) User selects bus.</text:p>
      <text:p text:style-name="Preformatted_20_Text">6) Application displays approximate time till bus arrival.</text:p>
      <text:p text:style-name="Preformatted_20_Text"/>
      <text:p text:style-name="Preformatted_20_Text">Routes through stop:</text:p>
      <text:p text:style-name="Preformatted_20_Text">1) User arrives at bus stop.</text:p>
      <text:p text:style-name="Preformatted_20_Text">2) User views application display.</text:p>
      <text:p text:style-name="Preformatted_20_Text">3) Application display shows buses that stop at current bus stop.</text:p>
      <text:p text:style-name="Preformatted_20_Text">4) User selects which bus they want to take.</text:p>
      <text:p text:style-name="Preformatted_20_Text">5) Application displays where the next bus is on the route and estimated time till arrival.</text:p>
      <text:p text:style-name="Preformatted_20_Text"/>
      <text:p text:style-name="Preformatted_20_Text"/>
      <text:p text:style-name="Preformatted_20_Text">Schedule Route:</text:p>
      <text:p text:style-name="Preformatted_20_Text">1) User boots application in phone.</text:p>
      <text:p text:style-name="Preformatted_20_Text">2) User inputs the day's schedule.</text:p>
      <text:p text:style-name="Preformatted_20_Text">3) System stores the information so that it can be accessed or modified later.</text:p>
      <text:p text:style-name="Preformatted_20_Text">4) System displays an optimal route from user's schedule.</text:p>
      <text:p text:style-name="Preformatted_20_Text">5) User changes routes as needed.</text:p>
      <text:p text:style-name="Preformatted_20_Text"/>
      <text:p text:style-name="Preformatted_20_Text">Route chooser:</text:p>
      <text:p text:style-name="Preformatted_20_Text">1) User boots application in phone.</text:p>
      <text:p text:style-name="Preformatted_20_Text">2) System displays all routes.</text:p>
      <text:p text:style-name="Preformatted_20_Text">3) User chooses which route to track.</text:p>
      <text:p text:style-name="Preformatted_20_Text">4) System tracks the route in real-time with map and bus location.</text:p>
      <text:p text:style-name="Preformatted_20_Text">5) User can time arrival at bus stop with when the bus arr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17T18:36:18</dc:date>
    <dc:creator>hayden </dc:creator>
    <meta:generator>LibreOffice/3.4$Linux LibreOffice_project/340m1$Build-302</meta:generator>
    <meta:document-statistic meta:table-count="0" meta:image-count="0" meta:object-count="0" meta:page-count="1" meta:paragraph-count="45" meta:word-count="321" meta:character-count="1898" meta:non-whitespace-character-count="1622"/>
  </office:meta>
</office:document-meta>
</file>